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text-properties fo:font-size="10pt" fo:font-weight="bold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style:text-line-through-style="none" style:text-line-through-type="none" fo:font-size="10pt" fo:font-style="italic" style:text-underline-style="none" fo:font-weight="normal" style:text-blinking="false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fo:font-size="10pt" officeooo:paragraph-rsid="00089f41" style:font-size-asian="10pt" style:font-size-complex="10pt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0pt" fo:font-style="italic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fo:font-size="10pt" fo:font-weight="bold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fo:font-size="10pt" fo:font-weight="normal" style:font-size-asian="10pt" style:font-size-complex="10pt"/>
    </style:style>
    <style:style style:name="P12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0pt" fo:font-weight="normal" style:font-size-asian="10pt" style:font-size-complex="10pt"/>
    </style:style>
    <style:style style:name="P13" style:family="paragraph" style:parent-style-name="Heading_20_4">
      <style:text-properties fo:font-size="10pt" fo:font-weight="bold" style:font-size-asian="10pt" style:font-size-complex="10pt"/>
    </style:style>
    <style:style style:name="T1" style:family="text">
      <style:text-properties fo:font-weight="normal"/>
    </style:style>
    <style:style style:name="T2" style:family="text">
      <style:text-properties fo:font-size="12pt" fo:font-weight="normal" style:font-size-asian="12pt" style:font-size-complex="12pt"/>
    </style:style>
    <style:style style:name="T3" style:family="text">
      <style:text-properties fo:font-size="10pt" fo:font-weight="normal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bookmark text:name="yui_3_15_0_3_1426061543697_237"/><text:bookmark text:name="yui_3_15_0_3_1426061543697_236"/>Compte-rendu<text:line-break/>du 02/03/15 : Le délivrable 1</text:h>
      <text:p text:style-name="P6"/>
      <text:p text:style-name="P4">Personnes présentes : </text:p>
      <text:p text:style-name="P9">M.Parrot ; Lucie Malnuit ; Antonin<text:line-break/>Rousset ; Maxime Guillem ; Simon Besga.</text:p>
      <text:p text:style-name="P6"/>
      <text:h text:style-name="P13" text:outline-level="4">Supports<text:line-break/>de communication</text:h>
      <text:p text:style-name="P10"/>
      <text:p text:style-name="P11">Nous utiliserons désormais le wiki mis à notre disposition pour déposer nos<text:line-break/>compte-rendus de réunion et Github pour le partage de tous les<text:line-break/>fichiers en C. Voici la commande de check-out sur git : </text:p>
      <text:p text:style-name="P5"><text:span text:style-name="T3">git clone </text:span><text:a xlink:type="simple" xlink:href="https://github.com/Loupiote/csc3502-PAR-14.git"><text:span text:style-name="T3">https://github.com/Loupiote/csc3502-PAR-14.git</text:span></text:a></text:p>
      <text:p text:style-name="P3"/>
      <text:h text:style-name="P13" text:outline-level="4">Précisions<text:line-break/>sur l'analyse fonctionnelle </text:h>
      <text:p text:style-name="P7"/>
      <text:p text:style-name="P7">Il ne s'agit pas de décrire les fonctionnalités de l'application directement en langage C. L'analyse fonctionnelle consiste à découper plus grossièrement le fonctionnement de l'application, ce qui permettra de mieux répartir les tâches au sein du groupe. </text:p>
      <text:p text:style-name="P8">Un exemple : la fonctionnalité globale "lire un fichier” se découpe<text:line-break/>en fonctionnalités C "ouvrir le fichier”, "lire”, "fermer<text:line-break/>le fichier”.</text:p>
      <text:p text:style-name="P11">Il est préférable de rédiger le prototype des fonctions en français<text:line-break/>pour le moment. </text:p>
      <text:p text:style-name="P7"/>
      <text:p text:style-name="P11">Notre application prendra en charge les formats d'image les plus classiques<text:line-break/>: jpeg, png ; mais aussi le format pdf, qui sera traité comme une<text:line-break/>image par l'application.</text:p>
      <text:p text:style-name="P11">En effet, l'utilisateur pourra choisir un fichier pdf dont il aimerait<text:line-break/>extraire le texte, ce qu'il ne pouvait faire auparavant, si le fichier était protégé. </text:p>
      <text:p text:style-name="P7"/>
      <text:h text:style-name="P13" text:outline-level="4">Les<text:line-break/>tests unitaires</text:h>
      <text:p text:style-name="P7"/>
      <text:p text:style-name="P11">Les tests unitaires découlent de l'analyse fonctionnelle. Par exemple,<text:line-break/>on pourrait associer à la fonction "lecture du fichier” les<text:line-break/>tests suivants :</text:p>
      <text:list xml:id="list459680782554322449" text:style-name="L1">
        <text:list-item>
          <text:p text:style-name="P12">test<text:line-break/>de l'existence du fichier ;</text:p>
        </text:list-item>
        <text:list-item>
          <text:p text:style-name="P12">test<text:line-break/>du format du fichier : un format autre que jpeg, png ou pdf ne sera<text:line-break/>pas pris en charge.</text:p>
        </text:list-item>
      </text:list>
      <text:p text:style-name="P11">Lesprototypes de ces tests ne sont pas attendus dans le délivrable 1. </text:p>
      <text:p text:style-name="P7"/>
      <text:p text:style-name="P7">Ordre du prochain rendez-vous : les différentes méthodes de reconnaissance des caractères</text:p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09:13:10.319959277</meta:creation-date>
    <dc:date>2015-03-11T09:15:05.221103118</dc:date>
    <meta:editing-duration>P0D</meta:editing-duration>
    <meta:editing-cycles>1</meta:editing-cycles>
    <meta:document-statistic meta:table-count="0" meta:image-count="0" meta:object-count="0" meta:page-count="1" meta:paragraph-count="18" meta:word-count="269" meta:character-count="1704" meta:non-whitespace-character-count="1448"/>
    <meta:generator>LibreOffice/4.2.7.2$Linux_X86_64 LibreOffice_project/420m0$Build-2</meta:generator>
  </office:meta>
</office:document-meta>
</file>